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63cm"/>
    </style:style>
    <style:style style:name="co3" style:family="table-column">
      <style:table-column-properties fo:break-before="auto" style:column-width="27.81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Puesto de control militar</text:p>
          </table:table-cell>
          <table:table-cell office:value-type="string">
            <text:p>Se asume móvil o temporal. (Retenes militares)</text:p>
          </table:table-cell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uartel milita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mpo o base milita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stación de policía</text:p>
          </table:table-cell>
          <table:table-cell office:value-type="string">
            <text:p>Instalaciones policiacas no dependientes del ministerio público. Ej. Separos de seguridad pública federal, estatal, municipal, comunitaria donde no exista un ministerio público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uesto de control policial</text:p>
          </table:table-cell>
          <table:table-cell office:value-type="string">
            <text:p>Se asume móvil o temporal. (Retenes policiacos)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stalación de procuración de justicia</text:p>
          </table:table-cell>
          <table:table-cell office:value-type="string">
            <text:p>Agencias del ministerio público y sus lugares de detención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stación migratoria</text:p>
          </table:table-cell>
          <table:table-cell/>
          <table:table-cell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uesto de control migratorio</text:p>
          </table:table-cell>
          <table:table-cell office:value-type="string">
            <text:p>Se asume móvil o temporal. (Retenes migratorios)</text:p>
          </table:table-cell>
          <table:table-cell office:value-type="float" office:value="3">
            <text:p>3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ERESO</text:p>
          </table:table-cell>
          <table:table-cell/>
          <table:table-cell office:value-type="float" office:value="5">
            <text:p>5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EFERESO</text:p>
          </table:table-cell>
          <table:table-cell/>
          <table:table-cell office:value-type="float" office:value="5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5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5107" number:language="es" number:country="MX">
      <number:day number:style="long"/>
      <number:text>-</number:text>
      <number:month number:textual="true"/>
    </number:date-style>
    <number:date-style style:name="N5108" number:language="es" number:country="MX">
      <number:month number:textual="true"/>
      <number:text>-</number:text>
      <number:year/>
    </number:date-style>
    <number:date-style style:name="N5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0P0" style:volatile="true" number:language="es" number:country="MX">
      <number:number number:decimal-places="0" number:min-integer-digits="1" number:grouping="true"/>
    </number:number-style>
    <number:number-style style:name="N5110" number:language="es" number:country="MX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s" number:country="MX">
      <number:number number:decimal-places="0" number:min-integer-digits="1" number:grouping="true"/>
    </number:number-style>
    <number:number-style style:name="N5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s" number:country="MX">
      <number:number number:decimal-places="2" number:min-integer-digits="1" number:grouping="true"/>
    </number:number-style>
    <number:number-style style:name="N5112" number:language="es" number:country="MX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s" number:country="MX">
      <number:number number:decimal-places="2" number:min-integer-digits="1" number:grouping="true"/>
    </number:number-style>
    <number:number-style style:name="N5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4P0" style:volatile="true" number:language="es" number:country="MX">
      <number:number number:decimal-places="0" number:min-integer-digits="1" number:grouping="true"/>
      <number:text> </number:text>
    </number:number-style>
    <number:number-style style:name="N5114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5114P2" style:volatile="true" number:language="es" number:country="MX">
      <number:text> - </number:text>
    </number:number-style>
    <number:text-style style:name="N5114" number:language="es" number:country="MX">
      <number:text-content/>
      <number:text> </number:text>
      <style:map style:condition="value()&gt;0" style:apply-style-name="N5114P0"/>
      <style:map style:condition="value()&lt;0" style:apply-style-name="N5114P1"/>
      <style:map style:condition="value()=0" style:apply-style-name="N5114P2"/>
    </number:text-style>
    <number:currency-style style:name="N5115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5115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5115P2" style:volatile="true" number:language="es" number:country="MX">
      <number:currency-symbol/>
      <number:text>- </number:text>
    </number:currency-style>
    <number:text-style style:name="N5115" number:language="es" number:country="MX">
      <number:text-content/>
      <number:text> </number:text>
      <style:map style:condition="value()&gt;0" style:apply-style-name="N5115P0"/>
      <style:map style:condition="value()&lt;0" style:apply-style-name="N5115P1"/>
      <style:map style:condition="value()=0" style:apply-style-name="N5115P2"/>
    </number:text-style>
    <number:number-style style:name="N5116P0" style:volatile="true" number:language="es" number:country="MX">
      <number:number number:decimal-places="2" number:min-integer-digits="1" number:grouping="true"/>
      <number:text> </number:text>
    </number:number-style>
    <number:number-style style:name="N5116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5116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5116" number:language="es" number:country="MX"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currency-style style:name="N5117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5117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5117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5117" number:language="es" number:country="MX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s" number:country="MX">
      <number:minutes number:style="long"/>
      <number:text>:</number:text>
      <number:seconds number:style="long"/>
    </number:time-style>
    <number:time-style style:name="N5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s" number:country="MX">
      <number:minutes number:style="long"/>
      <number:text>:</number:text>
      <number:seconds number:style="long" number:decimal-places="1"/>
    </number:time-style>
    <number:number-style style:name="N5121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o </meta:initial-creator>
    <meta:creation-date>2012-11-28T12:02:23</meta:creation-date>
    <dc:date>2012-11-28T12:08:43</dc:date>
    <dc:creator>Julio </dc:creator>
    <meta:editing-duration>P0D</meta:editing-duration>
    <meta:editing-cycles>1</meta:editing-cycles>
    <meta:document-statistic meta:table-count="1" meta:cell-count="44" meta:object-count="0"/>
    <meta:generator>LibreOffice/3.6$Linux_X86_64 LibreOffice_project/360m1$Build-2</meta:generator>
  </office:meta>
</office:document-meta>
</file>